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543B0C40FB207FDB5A.png" manifest:media-type="image/png"/>
  <manifest:file-entry manifest:full-path="Pictures/1000020100000DAD00000DC8C075A343498128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7.792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35cm" fo:min-width="4.9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0.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107cm" svg:height="12.2cm" svg:x="0.8cm" svg:y="2cm">
          <draw:image xlink:href="Pictures/1000020100000DAD00000DC8C075A3434981281D.png" xlink:type="simple" xlink:show="embed" xlink:actuate="onLoad" loext:mime-type="image/png">
            <text:p/>
          </draw:image>
        </draw:frame>
        <draw:frame draw:style-name="gr2" draw:text-style-name="P1" draw:layer="layout" svg:width="13.8cm" svg:height="6.651cm" svg:x="13.4cm" svg:y="1.149cm">
          <draw:image xlink:href="Pictures/10000201000003E8000001543B0C40FB207FDB5A.png" xlink:type="simple" xlink:show="embed" xlink:actuate="onLoad" loext:mime-type="image/png">
            <text:p/>
          </draw:image>
        </draw:frame>
        <draw:custom-shape draw:style-name="gr3" draw:text-style-name="P2" draw:layer="layout" svg:width="5.4cm" svg:height="2.6cm" svg:x="20.6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0.8cm" svg:x="20.4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0.8cm" svg:x="25.4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2.107cm" svg:height="12.2cm" svg:x="0.8cm" svg:y="2cm">
          <draw:image xlink:href="Pictures/1000020100000DAD00000DC8C075A3434981281D.png" xlink:type="simple" xlink:show="embed" xlink:actuate="onLoad" loext:mime-type="image/png">
            <text:p/>
          </draw:image>
        </draw:frame>
        <draw:frame draw:style-name="gr2" draw:text-style-name="P1" draw:layer="layout" svg:width="13.8cm" svg:height="6.651cm" svg:x="13.4cm" svg:y="1.149cm">
          <draw:image xlink:href="Pictures/10000201000003E8000001543B0C40FB207FDB5A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1T17:30:31.669013847</meta:creation-date>
    <dc:date>2025-01-11T17:38:38.178880932</dc:date>
    <meta:editing-duration>PT8M6S</meta:editing-duration>
    <meta:editing-cycles>2</meta:editing-cycles>
    <meta:generator>LibreOffice/6.4.7.2$Linux_X86_64 LibreOffice_project/40$Build-2</meta:generator>
    <meta:document-statistic meta:object-count="32"/>
  </office:meta>
</office:document-meta>
</file>